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3208" calcext:value-type="float">
            <text:p>165.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1872" calcext:value-type="float">
            <text:p>165.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7824" calcext:value-type="float">
            <text:p>161.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432" calcext:value-type="float">
            <text:p>160.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224" calcext:value-type="float">
            <text:p>158.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32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7784" calcext:value-type="float">
            <text:p>157.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